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8.25cm" fo:min-width="3.1cm"/>
    </style:style>
    <style:style style:name="gr3" style:family="graphic" style:parent-style-name="standard">
      <style:graphic-properties draw:textarea-horizontal-align="justify" draw:textarea-vertical-align="middle" draw:auto-grow-height="false" fo:min-height="11.8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7.15cm" fo:min-width="2.6cm"/>
    </style:style>
    <style:style style:name="gr5" style:family="graphic" style:parent-style-name="standard">
      <style:graphic-properties draw:textarea-horizontal-align="justify" draw:textarea-vertical-align="middle" draw:auto-grow-height="false" fo:min-height="2.063cm" fo:min-width="1.601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gr8" style:family="graphic" style:parent-style-name="standard">
      <style:graphic-properties draw:stroke="none" draw:fill="none" fo:min-height="1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standard">
      <style:graphic-properties draw:stroke="none" draw:fill="none" fo:min-height="0.712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gr13" style:family="graphic" style:parent-style-name="standard">
      <style:graphic-properties draw:stroke="none" svg:stroke-color="#000000" draw:fill="none" draw:fill-color="#ffffff" fo:min-height="2.6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none" draw:fill="none" fo:min-height="1.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11.85cm" fo:min-width="4.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1cm"/>
    </style:style>
    <style:style style:name="gr23" style:family="graphic" style:parent-style-name="standard">
      <style:graphic-properties draw:stroke="none" svg:stroke-color="#000000" draw:fill="none" draw:fill-color="#ffffff" fo:min-height="2.134cm"/>
    </style:style>
    <style:style style:name="gr24" style:family="graphic" style:parent-style-name="standard">
      <style:graphic-properties draw:stroke="none" svg:stroke-color="#000000" draw:fill="none" draw:fill-color="#ffffff" fo:min-height="0.95cm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7.35cm" fo:min-width="3.1cm"/>
    </style:style>
    <style:style style:name="gr26" style:family="graphic" style:parent-style-name="standard">
      <style:graphic-properties draw:textarea-horizontal-align="justify" draw:textarea-vertical-align="middle" draw:auto-grow-height="false" fo:min-height="10.15cm" fo:min-width="4.5cm"/>
    </style:style>
    <style:style style:name="gr27" style:family="graphic" style:parent-style-name="standard">
      <style:graphic-properties draw:textarea-horizontal-align="justify" draw:textarea-vertical-align="middle" draw:auto-grow-height="false" fo:min-height="6.201cm" fo:min-width="2.6cm"/>
    </style:style>
    <style:style style:name="gr28" style:family="graphic" style:parent-style-name="standard">
      <style:graphic-properties draw:stroke="none" draw:fill="none" fo:min-height="1.1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30" style:family="graphic" style:parent-style-name="standard">
      <style:graphic-properties draw:stroke="none" draw:fill="none" fo:min-height="2.05cm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5.45cm"/>
    </style:style>
    <style:style style:name="gr32" style:family="graphic" style:parent-style-name="standard">
      <style:graphic-properties draw:stroke="none" svg:stroke-color="#000000" draw:fill="none" draw:fill-color="#ffffff" fo:min-height="9.244cm"/>
    </style:style>
    <style:style style:name="gr33" style:family="graphic" style:parent-style-name="standard">
      <style:graphic-properties draw:textarea-horizontal-align="justify" draw:textarea-vertical-align="middle" draw:auto-grow-height="false" fo:min-height="1.25cm" fo:min-width="3.8cm"/>
    </style:style>
    <style:style style:name="gr34" style:family="graphic" style:parent-style-name="standard">
      <style:graphic-properties draw:textarea-horizontal-align="justify" draw:textarea-vertical-align="middle" draw:auto-grow-height="false" fo:min-height="2.05cm" fo:min-width="5.3cm"/>
    </style:style>
    <style:style style:name="gr35" style:family="graphic" style:parent-style-name="standard">
      <style:graphic-properties draw:textarea-horizontal-align="justify" draw:textarea-vertical-align="middle" draw:auto-grow-height="false" fo:min-height="0.85cm" fo:min-width="4.6cm"/>
    </style:style>
    <style:style style:name="gr36" style:family="graphic" style:parent-style-name="standard">
      <style:graphic-properties draw:stroke="none" svg:stroke-color="#000000" draw:fill="none" draw:fill-color="#ffffff" fo:min-height="1.737cm"/>
    </style:style>
    <style:style style:name="gr37" style:family="graphic" style:parent-style-name="standard">
      <style:graphic-properties draw:stroke="none" svg:stroke-color="#000000" draw:fill="none" draw:fill-color="#ffffff" fo:min-height="2.05cm"/>
    </style:style>
    <style:style style:name="gr38" style:family="graphic" style:parent-style-name="standard">
      <style:graphic-properties draw:textarea-horizontal-align="justify" draw:textarea-vertical-align="middle" draw:auto-grow-height="false" fo:min-height="5.45cm" fo:min-width="3.4cm"/>
    </style:style>
    <style:style style:name="gr39" style:family="graphic" style:parent-style-name="standard">
      <style:graphic-properties draw:stroke="none" svg:stroke-color="#000000" draw:fill="none" draw:fill-color="#ffffff" fo:min-height="1.338cm"/>
    </style:style>
    <style:style style:name="gr40" style:family="graphic" style:parent-style-name="standard">
      <style:graphic-properties draw:textarea-horizontal-align="justify" draw:textarea-vertical-align="middle" draw:auto-grow-height="false" fo:min-height="2.95cm" fo:min-width="4cm"/>
    </style:style>
    <style:style style:name="gr41" style:family="graphic" style:parent-style-name="standard">
      <style:graphic-properties draw:textarea-horizontal-align="justify" draw:textarea-vertical-align="middle" draw:auto-grow-height="false" fo:min-height="2.75cm" fo:min-width="3.2cm"/>
    </style:style>
    <style:style style:name="gr42" style:family="graphic" style:parent-style-name="standard">
      <style:graphic-properties draw:stroke="none" svg:stroke-color="#000000" draw:fill="none" draw:fill-color="#ffffff" fo:min-height="2.845cm"/>
    </style:style>
    <style:style style:name="gr43" style:family="graphic" style:parent-style-name="standard">
      <style:graphic-properties draw:textarea-horizontal-align="justify" draw:textarea-vertical-align="middle" draw:auto-grow-height="false" fo:min-height="2.803cm" fo:min-width="4.665cm"/>
    </style:style>
    <style:style style:name="gr44" style:family="graphic" style:parent-style-name="standard">
      <style:graphic-properties draw:textarea-horizontal-align="justify" draw:textarea-vertical-align="middle" draw:auto-grow-height="false" fo:min-height="0.85cm" fo:min-width="6.055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87cm" svg:height="2.9cm" svg:x="1.813cm" svg:y="5.4cm">
          <draw:text-box>
            <text:p><text:span text:style-name="T1">Level 1</text:span><text:span text:style-name="T2"> </text:span></text:p>
          </draw:text-box>
        </draw:frame>
        <draw:custom-shape draw:style-name="gr2" draw:text-style-name="P2" draw:layer="layout" svg:width="3.6cm" svg:height="8.5cm" svg:x="2cm" svg:y="7cm">
          <text:p text:style-name="P2">HTTP</text:p>
          <text:p text:style-name="P2"><text:s/>Request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2.1cm" svg:x="8.751cm" svg:y="5.794cm">
          <text:p text:style-name="P2"/>
          <text:p text:style-name="P2"/>
          <text:p text:style-name="P2">ORM</text:p>
          <text:p text:style-name="P2">(Hibernate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cm" svg:height="7.4cm" svg:x="16.1cm" svg:y="7.751cm">
          <text:p text:style-name="P2">Postgre</text:p>
          <text:p text:style-name="P2">sq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3.7cm" svg:x="21.8cm" svg:y="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3" draw:layer="layout" svg:x1="5.6cm" svg:y1="10.2cm" svg:x2="9.094cm" svg:y2="10.164cm">
          <text:p/>
        </draw:line>
        <draw:line draw:style-name="gr7" draw:text-style-name="P2" draw:layer="layout" svg:x1="5.6cm" svg:y1="12.1cm" svg:x2="8.7cm" svg:y2="12.1cm">
          <text:p/>
        </draw:line>
        <draw:frame draw:style-name="gr8" draw:text-style-name="P4" draw:layer="layout" svg:width="3.694cm" svg:height="1.353cm" svg:x="9.206cm" svg:y="3.147cm">
          <draw:text-box>
            <text:p><text:span text:style-name="T1">Level 2</text:span></text:p>
          </draw:text-box>
        </draw:frame>
        <draw:frame draw:style-name="gr8" draw:text-style-name="P4" draw:layer="layout" svg:width="3.694cm" svg:height="1.353cm" svg:x="15.806cm" svg:y="5.247cm">
          <draw:text-box>
            <text:p><text:span text:style-name="T1">Level 3</text:span></text:p>
          </draw:text-box>
        </draw:frame>
        <draw:line draw:style-name="gr6" draw:text-style-name="P3" draw:layer="layout" svg:x1="13.9cm" svg:y1="10.2cm" svg:x2="16.3cm" svg:y2="10.147cm">
          <text:p/>
        </draw:line>
        <draw:line draw:style-name="gr6" draw:text-style-name="P3" draw:layer="layout" svg:x1="19.3cm" svg:y1="10cm" svg:x2="21.9cm" svg:y2="10.4cm">
          <text:p/>
        </draw:line>
        <draw:line draw:style-name="gr7" draw:text-style-name="P2" draw:layer="layout" svg:x1="13.7cm" svg:y1="13cm" svg:x2="16.1cm" svg:y2="13cm">
          <text:p/>
        </draw:line>
        <draw:line draw:style-name="gr7" draw:text-style-name="P2" draw:layer="layout" svg:x1="19.3cm" svg:y1="13cm" svg:x2="21.8cm" svg:y2="11.9cm">
          <text:p/>
        </draw:line>
        <draw:frame draw:style-name="gr9" draw:text-style-name="P5" draw:layer="layout" svg:width="3.2cm" svg:height="1.825cm" svg:x="2.639cm" svg:y="15.9cm">
          <draw:text-box>
            <text:p><text:span text:style-name="T3">Client</text:span></text:p>
          </draw:text-box>
        </draw:frame>
        <draw:frame draw:style-name="gr10" draw:text-style-name="P4" draw:layer="layout" svg:width="3.694cm" svg:height="1.673cm" svg:x="5.5cm" svg:y="11.727cm">
          <draw:text-box>
            <text:p><text:span text:style-name="T4"><text:s text:c="3"/></text:span><text:span text:style-name="T4">Response</text:span></text:p>
          </draw:text-box>
        </draw:frame>
        <draw:frame draw:style-name="gr11" draw:text-style-name="P4" draw:layer="layout" svg:width="3.694cm" svg:height="0.962cm" svg:x="5.006cm" svg:y="9.17cm">
          <draw:text-box>
            <text:p><text:span text:style-name="T4"><text:s text:c="3"/></text:span><text:span text:style-name="T4">Request</text:span></text:p>
          </draw:text-box>
        </draw:frame>
        <draw:frame draw:style-name="gr12" draw:text-style-name="P6" draw:layer="layout" svg:width="5.4cm" svg:height="1.5cm" svg:x="8.959cm" svg:y="18.049cm">
          <draw:text-box>
            <text:p><text:span text:style-name="T3">App Server</text:span></text:p>
          </draw:text-box>
        </draw:frame>
        <draw:frame draw:style-name="gr13" draw:text-style-name="P6" draw:layer="layout" svg:width="5.4cm" svg:height="2.855cm" svg:x="16.131cm" svg:y="15.806cm">
          <draw:text-box>
            <text:p><text:span text:style-name="T5">Database</text:span></text:p>
            <text:p><text:span text:style-name="T5">Server</text:span></text:p>
          </draw:text-box>
        </draw:frame>
        <draw:frame draw:style-name="gr14" draw:text-style-name="P6" draw:layer="layout" svg:width="3.211cm" svg:height="1.673cm" svg:x="21.5cm" svg:y="13.238cm">
          <draw:text-box>
            <text:p>Database</text:p>
            <text:p>Storage</text:p>
          </draw:text-box>
        </draw:frame>
        <draw:frame draw:style-name="gr15" draw:text-style-name="P6" draw:layer="layout" svg:width="1.874cm" svg:height="0.962cm" svg:x="10.226cm" svg:y="10.2cm">
          <draw:text-box>
            <text:p>J2ee</text:p>
          </draw:text-box>
        </draw:frame>
        <draw:frame draw:style-name="gr16" draw:text-style-name="P6" draw:layer="layout" svg:width="1.84cm" svg:height="0.962cm" svg:x="10.26cm" svg:y="8.9cm">
          <draw:text-box>
            <text:p>Java</text:p>
          </draw:text-box>
        </draw:frame>
        <draw:frame draw:style-name="gr17" draw:text-style-name="P4" draw:layer="layout" svg:width="3.694cm" svg:height="1.3cm" svg:x="9.606cm" svg:y="7.7cm">
          <draw:text-box>
            <text:p><text:span text:style-name="T4"><text:s text:c="3"/></text:span><text:span text:style-name="T6">Jcf</text:span></text:p>
          </draw:text-box>
        </draw:frame>
        <draw:frame draw:style-name="gr18" draw:text-style-name="P6" draw:layer="layout" svg:width="3.355cm" svg:height="2.384cm" svg:x="2.306cm" svg:y="12.992cm">
          <draw:text-box>
            <text:p>Bootstrap</text:p>
            <text:p>Javascript</text:p>
            <text:p>css</text:p>
          </draw:text-box>
        </draw:frame>
        <draw:frame draw:style-name="gr19" draw:text-style-name="P6" draw:layer="layout" svg:width="3.6cm" svg:height="2.384cm" svg:x="2.49cm" svg:y="7.216cm">
          <draw:text-box>
            <text:p>Browser,</text:p>
            <text:p>Rest Api</text:p>
          </draw:text-box>
        </draw:frame>
        <draw:frame draw:style-name="gr12" draw:text-style-name="P6" draw:layer="layout" svg:width="16cm" svg:height="1.5cm" svg:x="7.764cm" svg:y="1.21cm">
          <draw:text-box>
            <text:p><text:span text:style-name="T3">Current architecture diagram</text:span></text:p>
          </draw:text-box>
        </draw:frame>
      </draw:page>
      <draw:page draw:name="page2" draw:style-name="dp1" draw:master-page-name="Default">
        <draw:frame draw:style-name="gr1" draw:text-style-name="P1" draw:layer="layout" svg:width="4.087cm" svg:height="2.9cm" svg:x="1.813cm" svg:y="5.4cm">
          <draw:text-box>
            <text:p><text:span text:style-name="T1">Level 1</text:span><text:span text:style-name="T2"> </text:span></text:p>
          </draw:text-box>
        </draw:frame>
        <draw:custom-shape draw:style-name="gr2" draw:text-style-name="P2" draw:layer="layout" svg:width="3.6cm" svg:height="8.5cm" svg:x="2cm" svg:y="7cm">
          <text:p text:style-name="P2">HTTP</text:p>
          <text:p text:style-name="P2"><text:s/>Request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cm" svg:height="12.1cm" svg:x="8.9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cm" svg:height="7.4cm" svg:x="16.1cm" svg:y="7.751cm">
          <text:p text:style-name="P2">Postgre</text:p>
          <text:p text:style-name="P2">sq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3.7cm" svg:x="21.8cm" svg:y="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3" draw:layer="layout" svg:x1="5.6cm" svg:y1="10.2cm" svg:x2="9.094cm" svg:y2="10.164cm">
          <text:p/>
        </draw:line>
        <draw:line draw:style-name="gr7" draw:text-style-name="P2" draw:layer="layout" svg:x1="5.6cm" svg:y1="12.1cm" svg:x2="8.7cm" svg:y2="12.1cm">
          <text:p/>
        </draw:line>
        <draw:frame draw:style-name="gr8" draw:text-style-name="P4" draw:layer="layout" svg:width="3.694cm" svg:height="1.353cm" svg:x="9.206cm" svg:y="3.147cm">
          <draw:text-box>
            <text:p><text:span text:style-name="T1">Level 2</text:span></text:p>
          </draw:text-box>
        </draw:frame>
        <draw:frame draw:style-name="gr8" draw:text-style-name="P4" draw:layer="layout" svg:width="3.694cm" svg:height="1.353cm" svg:x="15.806cm" svg:y="5.247cm">
          <draw:text-box>
            <text:p><text:span text:style-name="T1">Level 3</text:span></text:p>
          </draw:text-box>
        </draw:frame>
        <draw:line draw:style-name="gr6" draw:text-style-name="P3" draw:layer="layout" svg:x1="13.9cm" svg:y1="10.2cm" svg:x2="16.3cm" svg:y2="10.147cm">
          <text:p/>
        </draw:line>
        <draw:line draw:style-name="gr6" draw:text-style-name="P3" draw:layer="layout" svg:x1="19.3cm" svg:y1="10cm" svg:x2="21.9cm" svg:y2="10.4cm">
          <text:p/>
        </draw:line>
        <draw:line draw:style-name="gr7" draw:text-style-name="P2" draw:layer="layout" svg:x1="13.7cm" svg:y1="13cm" svg:x2="16.1cm" svg:y2="13cm">
          <text:p/>
        </draw:line>
        <draw:line draw:style-name="gr7" draw:text-style-name="P2" draw:layer="layout" svg:x1="19.3cm" svg:y1="13cm" svg:x2="21.8cm" svg:y2="11.9cm">
          <text:p/>
        </draw:line>
        <draw:frame draw:style-name="gr9" draw:text-style-name="P5" draw:layer="layout" svg:width="3.2cm" svg:height="1.825cm" svg:x="2.639cm" svg:y="15.9cm">
          <draw:text-box>
            <text:p><text:span text:style-name="T3">Client</text:span></text:p>
          </draw:text-box>
        </draw:frame>
        <draw:frame draw:style-name="gr10" draw:text-style-name="P4" draw:layer="layout" svg:width="3.694cm" svg:height="1.673cm" svg:x="5.5cm" svg:y="11.727cm">
          <draw:text-box>
            <text:p><text:span text:style-name="T4"><text:s text:c="3"/></text:span><text:span text:style-name="T4">Response</text:span></text:p>
          </draw:text-box>
        </draw:frame>
        <draw:frame draw:style-name="gr11" draw:text-style-name="P4" draw:layer="layout" svg:width="3.694cm" svg:height="0.962cm" svg:x="5.006cm" svg:y="9.17cm">
          <draw:text-box>
            <text:p><text:span text:style-name="T4"><text:s text:c="3"/></text:span><text:span text:style-name="T4">Request</text:span></text:p>
          </draw:text-box>
        </draw:frame>
        <draw:frame draw:style-name="gr12" draw:text-style-name="P6" draw:layer="layout" svg:width="5.4cm" svg:height="1.5cm" svg:x="8.959cm" svg:y="18.049cm">
          <draw:text-box>
            <text:p><text:span text:style-name="T3">App Server</text:span></text:p>
          </draw:text-box>
        </draw:frame>
        <draw:frame draw:style-name="gr13" draw:text-style-name="P6" draw:layer="layout" svg:width="5.4cm" svg:height="2.855cm" svg:x="16.131cm" svg:y="15.806cm">
          <draw:text-box>
            <text:p><text:span text:style-name="T5">Database</text:span></text:p>
            <text:p><text:span text:style-name="T5">Server</text:span></text:p>
          </draw:text-box>
        </draw:frame>
        <draw:frame draw:style-name="gr14" draw:text-style-name="P6" draw:layer="layout" svg:width="3.211cm" svg:height="1.673cm" svg:x="21.5cm" svg:y="13.238cm">
          <draw:text-box>
            <text:p>Database</text:p>
            <text:p>Storage</text:p>
          </draw:text-box>
        </draw:frame>
        <draw:frame draw:style-name="gr21" draw:text-style-name="P6" draw:layer="layout" svg:width="4.02cm" svg:height="3.095cm" svg:x="9.302cm" svg:y="10.516cm">
          <draw:text-box>
            <text:p/>
            <text:p>J2eeNode.js</text:p>
            <text:p>Express</text:p>
            <text:p/>
          </draw:text-box>
        </draw:frame>
        <draw:frame draw:style-name="gr18" draw:text-style-name="P6" draw:layer="layout" svg:width="3.355cm" svg:height="2.384cm" svg:x="2.306cm" svg:y="12.992cm">
          <draw:text-box>
            <text:p>Bootstrap</text:p>
            <text:p>Javascript</text:p>
            <text:p>Css</text:p>
          </draw:text-box>
        </draw:frame>
        <draw:frame draw:style-name="gr19" draw:text-style-name="P6" draw:layer="layout" svg:width="3.6cm" svg:height="2.384cm" svg:x="2.49cm" svg:y="7.216cm">
          <draw:text-box>
            <text:p>Browser,</text:p>
            <text:p>Rest Api</text:p>
          </draw:text-box>
        </draw:frame>
        <draw:frame draw:style-name="gr22" draw:text-style-name="P6" draw:layer="layout" svg:width="4.6cm" svg:height="4.517cm" svg:x="9.2cm" svg:y="6.3cm">
          <draw:text-box>
            <text:p>Pug</text:p>
            <text:p/>
            <text:p><text:span text:style-name="T7">J</text:span>avaascript</text:p>
            <text:p/>
            <text:p text:style-name="P7">Server side </text:p>
            <text:p>Javascript</text:p>
          </draw:text-box>
        </draw:frame>
        <draw:frame draw:style-name="gr23" draw:text-style-name="P6" draw:layer="layout" svg:width="4.1cm" svg:height="2.384cm" svg:x="9.643cm" svg:y="13.8cm">
          <draw:text-box>
            <text:p>ORM</text:p>
            <text:p>Sequelize</text:p>
          </draw:text-box>
        </draw:frame>
        <draw:frame draw:style-name="gr24" draw:text-style-name="P6" draw:layer="layout" svg:width="12.2cm" svg:height="1.2cm" svg:x="6.7cm" svg:y="1.7cm">
          <draw:text-box>
            <text:p><text:span text:style-name="T3">Proposed architecture diagram</text:span></text:p>
          </draw:text-box>
        </draw:frame>
      </draw:page>
      <draw:page draw:name="page3" draw:style-name="dp1" draw:master-page-name="Default">
        <draw:frame draw:style-name="gr1" draw:text-style-name="P1" draw:layer="layout" svg:width="4.087cm" svg:height="2.9cm" svg:x="2.013cm" svg:y="9.4cm">
          <draw:text-box>
            <text:p><text:span text:style-name="T1">Level 1</text:span><text:span text:style-name="T2"> </text:span></text:p>
          </draw:text-box>
        </draw:frame>
        <draw:custom-shape draw:style-name="gr25" draw:text-style-name="P8" draw:layer="layout" svg:width="3.6cm" svg:height="7.6cm" svg:x="2.2cm" svg:y="11.4cm">
          <text:p text:style-name="P8">Browser,</text:p>
          <text:p text:style-name="P8">Rest Api</text:p>
          <text:p text:style-name="P8"/>
          <text:p text:style-name="P8">Bootstrap</text:p>
          <text:p text:style-name="P8">Javascript</text:p>
          <text:p text:style-name="P2">Css</text:p>
          <text:p text:style-name="P2"/>
          <text:p text:style-name="P2">HTTP</text:p>
          <text:p text:style-name="P2"><text:s/>Request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5cm" svg:height="10.4cm" svg:x="9cm" svg:y="9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1cm" svg:height="6.451cm" svg:x="16.1cm" svg:y="1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3.7cm" svg:x="21.7cm" svg:y="13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3" draw:layer="layout" svg:x1="5.8cm" svg:y1="16.2cm" svg:x2="9.2cm" svg:y2="16.184cm">
          <text:p/>
        </draw:line>
        <draw:line draw:style-name="gr7" draw:text-style-name="P2" draw:layer="layout" svg:x1="5.7cm" svg:y1="17.5cm" svg:x2="9.1cm" svg:y2="17.5cm">
          <text:p/>
        </draw:line>
        <draw:frame draw:style-name="gr8" draw:text-style-name="P4" draw:layer="layout" svg:width="3.694cm" svg:height="1.353cm" svg:x="9.4cm" svg:y="8.347cm">
          <draw:text-box>
            <text:p><text:span text:style-name="T1">Level 2</text:span></text:p>
          </draw:text-box>
        </draw:frame>
        <draw:frame draw:style-name="gr28" draw:text-style-name="P4" draw:layer="layout" svg:width="3.694cm" svg:height="1.352cm" svg:x="15.706cm" svg:y="10.448cm">
          <draw:text-box>
            <text:p><text:span text:style-name="T1">Level 3</text:span></text:p>
          </draw:text-box>
        </draw:frame>
        <draw:line draw:style-name="gr6" draw:text-style-name="P3" draw:layer="layout" svg:x1="13.9cm" svg:y1="14.4cm" svg:x2="16.3cm" svg:y2="14.347cm">
          <text:p/>
        </draw:line>
        <draw:line draw:style-name="gr6" draw:text-style-name="P3" draw:layer="layout" svg:x1="19.1cm" svg:y1="14.6cm" svg:x2="21.7cm" svg:y2="15cm">
          <text:p/>
        </draw:line>
        <draw:line draw:style-name="gr7" draw:text-style-name="P2" draw:layer="layout" svg:x1="13.851cm" svg:y1="17.167cm" svg:x2="16.251cm" svg:y2="17.167cm">
          <text:p/>
        </draw:line>
        <draw:line draw:style-name="gr7" draw:text-style-name="P2" draw:layer="layout" svg:x1="19.2cm" svg:y1="17.8cm" svg:x2="21.7cm" svg:y2="16.7cm">
          <text:p/>
        </draw:line>
        <draw:frame draw:style-name="gr29" draw:text-style-name="P5" draw:layer="layout" svg:width="2.9cm" svg:height="1.195cm" svg:x="2.1cm" svg:y="7.805cm">
          <draw:text-box>
            <text:p><text:span text:style-name="T3">Client</text:span></text:p>
          </draw:text-box>
        </draw:frame>
        <draw:frame draw:style-name="gr30" draw:text-style-name="P4" draw:layer="layout" svg:width="3.694cm" svg:height="2.3cm" svg:x="5.706cm" svg:y="16.9cm">
          <draw:text-box>
            <text:p><text:span text:style-name="T4"><text:s text:c="3"/></text:span><text:span text:style-name="T4">Response</text:span></text:p>
          </draw:text-box>
        </draw:frame>
        <draw:frame draw:style-name="gr10" draw:text-style-name="P4" draw:layer="layout" svg:width="3.3cm" svg:height="1.673cm" svg:x="5.8cm" svg:y="14.327cm">
          <draw:text-box>
            <text:p><text:span text:style-name="T4"><text:s text:c="3"/></text:span><text:span text:style-name="T4">Request</text:span></text:p>
          </draw:text-box>
        </draw:frame>
        <draw:frame draw:style-name="gr12" draw:text-style-name="P6" draw:layer="layout" svg:width="5.4cm" svg:height="1.5cm" svg:x="8.9cm" svg:y="6.8cm">
          <draw:text-box>
            <text:p><text:span text:style-name="T3">App Server</text:span></text:p>
          </draw:text-box>
        </draw:frame>
        <draw:frame draw:style-name="gr31" draw:text-style-name="P9" draw:layer="layout" svg:width="3.469cm" svg:height="5.7cm" svg:x="15.931cm" svg:y="12.1cm">
          <draw:text-box>
            <text:p text:style-name="P8"><text:span text:style-name="T3">Postgre</text:span></text:p>
            <text:p><text:span text:style-name="T3">Sql</text:span></text:p>
            <text:p><text:span text:style-name="T3">Data base</text:span></text:p>
            <text:p><text:span text:style-name="T3">Server</text:span></text:p>
          </draw:text-box>
        </draw:frame>
        <draw:frame draw:style-name="gr14" draw:text-style-name="P6" draw:layer="layout" svg:width="3.211cm" svg:height="1.673cm" svg:x="21.2cm" svg:y="12.1cm">
          <draw:text-box>
            <text:p>Database</text:p>
            <text:p>Storage</text:p>
          </draw:text-box>
        </draw:frame>
        <draw:frame draw:style-name="gr32" draw:text-style-name="P6" draw:layer="layout" svg:width="4.1cm" svg:height="9.494cm" svg:x="9.3cm" svg:y="10.161cm">
          <draw:text-box>
            <text:p text:style-name="P7">Client side</text:p>
            <text:p text:style-name="P7">Js</text:p>
            <text:p text:style-name="P7"/>
            <text:p text:style-name="P7">Server side</text:p>
            <text:p text:style-name="P7"><text:s/>Js</text:p>
            <text:p text:style-name="P7"/>
            <text:p text:style-name="P7">Pug</text:p>
            <text:p text:style-name="P7"/>
            <text:p text:style-name="P7">Node.js</text:p>
            <text:p text:style-name="P7">Express</text:p>
            <text:p/>
            <text:p>ORM</text:p>
            <text:p>Sequelize</text:p>
          </draw:text-box>
        </draw:frame>
        <draw:custom-shape draw:style-name="gr33" draw:text-style-name="P2" draw:layer="layout" svg:width="4.3cm" svg:height="1.5cm" svg:x="9.4cm" svg:y="4.3cm">
          <text:p text:style-name="P2">Pug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.8cm" svg:height="2.3cm" svg:x="2.751cm" svg:y="3.995cm">
          <text:p text:style-name="P2">Sequelize</text:p>
          <text:p text:style-name="P2">Model with Attributes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8.7cm" svg:y1="4.9cm" svg:x2="9.4cm" svg:y2="4.9cm">
          <text:p/>
        </draw:line>
        <draw:custom-shape draw:style-name="gr35" draw:text-style-name="P2" draw:layer="layout" svg:width="5.1cm" svg:height="1.1cm" svg:x="15.553cm" svg:y="3.512cm">
          <text:p text:style-name="P2">html+Js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5.1cm" svg:height="1.1cm" svg:x="16.745cm" svg:y="5.579cm">
          <text:p text:style-name="P2">Server side Js 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8cm" svg:y1="5cm" svg:x2="15.7cm" svg:y2="4.2cm">
          <text:p/>
        </draw:line>
        <draw:line draw:style-name="gr6" draw:text-style-name="P3" draw:layer="layout" svg:x1="13.8cm" svg:y1="5.4cm" svg:x2="16.6cm" svg:y2="6.1cm">
          <text:p/>
        </draw:line>
        <draw:line draw:style-name="gr6" draw:text-style-name="P3" draw:layer="layout" svg:x1="15.957cm" svg:y1="4.736cm" svg:x2="13.316cm" svg:y2="9.953cm">
          <text:p/>
        </draw:line>
        <draw:frame draw:style-name="gr36" draw:text-style-name="P5" draw:layer="layout" svg:width="18.9cm" svg:height="1.987cm" svg:x="5.8cm" svg:y="1.1cm">
          <draw:text-box>
            <text:p><text:span text:style-name="T5">Proposed Architecture with RAASPI App generator</text:span></text:p>
          </draw:text-box>
        </draw:frame>
        <draw:line draw:style-name="gr6" draw:text-style-name="P3" draw:layer="layout" svg:x1="18.8cm" svg:y1="6.8cm" svg:x2="14.1cm" svg:y2="12.7cm">
          <text:p/>
        </draw:line>
      </draw:page>
      <draw:page draw:name="page4" draw:style-name="dp1" draw:master-page-name="Default">
        <draw:frame draw:style-name="gr37" draw:text-style-name="P6" draw:layer="layout" svg:width="24.7cm" svg:height="2.3cm" svg:x="1.7cm" svg:y="2.1cm">
          <draw:text-box>
            <text:p><text:span text:style-name="T5">RAASPI work flow model based Business and Generic App generator</text:span></text:p>
          </draw:text-box>
        </draw:frame>
        <draw:custom-shape draw:style-name="gr5" draw:text-style-name="P2" draw:layer="layout" svg:width="2.1cm" svg:height="3.7cm" svg:x="7.4cm" svg:y="9.0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" draw:layer="layout" svg:width="3.9cm" svg:height="5.7cm" svg:x="2.2cm" svg:y="5.2cm">
          <text:p text:style-name="P2">Manualy</text:p>
          <text:p text:style-name="P2"><text:s/>Create</text:p>
          <text:p text:style-name="P2"/>
          <text:p text:style-name="P2">Schema and</text:p>
          <text:p text:style-name="P2">Tab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draw:layer="layout" svg:width="3.9cm" svg:height="5.7cm" svg:x="2.1cm" svg:y="11.5cm">
          <text:p text:style-name="P2">Use </text:p>
          <text:p text:style-name="P2">Predefined</text:p>
          <text:p text:style-name="P2"><text:s/>SqlScripts</text:p>
          <text:p text:style-name="P2">To create </text:p>
          <text:p text:style-name="P2">Schema and</text:p>
          <text:p text:style-name="P2">Tables <text:s/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8.8cm" svg:height="2.384cm" svg:x="15.1cm" svg:y="13.1cm">
          <draw:text-box>
            <text:p>RAASPI model’s table and column names hold attributes as prefix</text:p>
          </draw:text-box>
        </draw:frame>
        <draw:frame draw:style-name="gr23" draw:text-style-name="P6" draw:layer="layout" svg:width="8.8cm" svg:height="2.384cm" svg:x="2.4cm" svg:y="17.516cm">
          <draw:text-box>
            <text:p>Actual table and column names are without attributes</text:p>
          </draw:text-box>
        </draw:frame>
        <draw:line draw:style-name="gr6" draw:text-style-name="P3" draw:layer="layout" svg:x1="6.1cm" svg:y1="13.1cm" svg:x2="7.4cm" svg:y2="12cm">
          <text:p/>
        </draw:line>
        <draw:line draw:style-name="gr6" draw:text-style-name="P3" draw:layer="layout" svg:x1="6cm" svg:y1="9.1cm" svg:x2="7.4cm" svg:y2="10.4cm">
          <text:p/>
        </draw:line>
        <draw:frame draw:style-name="gr39" draw:text-style-name="P6" draw:layer="layout" svg:width="5.4cm" svg:height="1.588cm" svg:x="6.8cm" svg:y="8cm">
          <draw:text-box>
            <text:p>Data Base</text:p>
          </draw:text-box>
        </draw:frame>
        <draw:custom-shape draw:style-name="gr40" draw:text-style-name="P2" draw:layer="layout" svg:width="4.5cm" svg:height="3.2cm" svg:x="10.3cm" svg:y="9.2cm">
          <text:p text:style-name="P2">sequelize-auto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3.7cm" svg:height="3cm" svg:x="16.8cm" svg:y="9.3cm">
          <text:p/>
          <draw:enhanced-geometry svg:viewBox="0 0 21600 21600" draw:type="rectangle" draw:enhanced-path="M 0 0 L 21600 0 21600 21600 0 21600 0 0 Z N"/>
        </draw:custom-shape>
        <draw:frame draw:style-name="gr42" draw:text-style-name="P6" draw:layer="layout" svg:width="5.3cm" svg:height="3.095cm" svg:x="16.8cm" svg:y="9.5cm">
          <draw:text-box>
            <text:p>Models with Attributes</text:p>
          </draw:text-box>
        </draw:frame>
        <draw:line draw:style-name="gr6" draw:text-style-name="P3" draw:layer="layout" svg:x1="9.451cm" svg:y1="10.179cm" svg:x2="10.451cm" svg:y2="10.179cm">
          <text:p/>
        </draw:line>
        <draw:line draw:style-name="gr6" draw:text-style-name="P3" draw:layer="layout" svg:x1="14.849cm" svg:y1="11.325cm" svg:x2="17.249cm" svg:y2="11.325cm">
          <text:p/>
        </draw:line>
        <draw:custom-shape draw:style-name="gr43" draw:text-style-name="P2" draw:layer="layout" svg:width="5.165cm" svg:height="3.053cm" svg:x="14.6cm" svg:y="3.7cm">
          <text:p text:style-name="P2">App Generator</text:p>
          <text:p text:style-name="P2">Using</text:p>
          <text:p text:style-name="P2">Pug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5.1cm" svg:height="1.1cm" svg:x="21.1cm" svg:y="3.9cm">
          <text:p text:style-name="P2">html+Js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6.555cm" svg:height="1.1cm" svg:x="20.045cm" svg:y="7.2cm">
          <text:p text:style-name="P2">Server side Js 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.3cm" svg:y1="9.3cm" svg:x2="18.2cm" svg:y2="6.8cm">
          <text:p/>
        </draw:line>
        <draw:line draw:style-name="gr6" draw:text-style-name="P3" draw:layer="layout" svg:x1="19.7cm" svg:y1="5.7cm" svg:x2="21.3cm" svg:y2="4.5cm">
          <text:p/>
        </draw:line>
        <draw:line draw:style-name="gr6" draw:text-style-name="P3" draw:layer="layout" svg:x1="19.8cm" svg:y1="6.3cm" svg:x2="21.5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9T14:34:12.695000000</meta:creation-date>
    <dc:date>2021-01-01T13:26:10.336000000</dc:date>
    <meta:editing-duration>PT3H18M18S</meta:editing-duration>
    <meta:editing-cycles>13</meta:editing-cycles>
    <meta:generator>LibreOffice/6.2.2.2$Windows_X86_64 LibreOffice_project/2b840030fec2aae0fd2658d8d4f9548af4e3518d</meta:generator>
    <meta:document-statistic meta:object-count="100"/>
  </office:meta>
</office:document-meta>
</file>